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aa2" draw:textarea-horizontal-align="justify" draw:textarea-vertical-align="middle" draw:auto-grow-height="false" fo:min-height="11.25cm" fo:min-width="16.1cm"/>
    </style:style>
    <style:style style:name="gr2" style:family="graphic" style:parent-style-name="standard">
      <style:graphic-properties draw:fill-color="#c2e0ae" draw:textarea-horizontal-align="justify" draw:textarea-vertical-align="middle" draw:auto-grow-height="false" fo:min-height="3.05cm" fo:min-width="16.1cm"/>
    </style:style>
    <style:style style:name="gr3" style:family="graphic" style:parent-style-name="standard">
      <style:graphic-properties draw:stroke="none" svg:stroke-color="#000000" draw:fill="none" draw:fill-color="#ffffff" fo:min-height="1.15cm"/>
    </style:style>
    <style:style style:name="gr4" style:family="graphic" style:parent-style-name="standard">
      <style:graphic-properties draw:fill-color="#bce4e5" draw:textarea-horizontal-align="justify" draw:textarea-vertical-align="middle" draw:auto-grow-height="false" fo:min-height="4.082cm" fo:min-width="5.432cm"/>
    </style:style>
    <style:style style:name="gr5" style:family="graphic" style:parent-style-name="standard">
      <style:graphic-properties draw:fill-color="#bce4e5" draw:textarea-horizontal-align="justify" draw:textarea-vertical-align="middle" draw:auto-grow-height="false" fo:min-height="3.992cm" fo:min-width="5.342cm"/>
    </style:style>
    <style:style style:name="gr6" style:family="graphic" style:parent-style-name="standard">
      <style:graphic-properties draw:fill-color="#bce4e5" draw:textarea-horizontal-align="justify" draw:textarea-vertical-align="middle" draw:auto-grow-height="false" fo:min-height="1.236cm" fo:min-width="7.138cm"/>
    </style:style>
    <style:style style:name="gr7" style:family="graphic" style:parent-style-name="standard">
      <style:graphic-properties draw:fill-color="#dfcce4" draw:textarea-horizontal-align="justify" draw:textarea-vertical-align="middle" draw:auto-grow-height="false" fo:min-height="0.95cm" fo:min-width="16cm"/>
    </style:style>
    <style:style style:name="gr8" style:family="graphic" style:parent-style-name="objectwithoutfill">
      <style:graphic-properties draw:marker-end="Arrow" draw:marker-end-width="0.3cm" draw:fill="none" draw:fill-color="#bce4e5" draw:textarea-vertical-align="middle"/>
    </style:style>
    <style:style style:name="gr9" style:family="graphic" style:parent-style-name="standard">
      <style:graphic-properties draw:fill-color="#bce4e5" draw:textarea-horizontal-align="justify" draw:textarea-vertical-align="middle" draw:auto-grow-height="false" fo:min-height="0.702cm" fo:min-width="4.878cm"/>
    </style:style>
    <style:style style:name="gr10" style:family="graphic" style:parent-style-name="standard">
      <style:graphic-properties draw:marker-start="Arrow" draw:marker-start-width="0.3cm" draw:marker-end="Arrow" draw:marker-end-width="0.3cm" draw:fill-color="#bce4e5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draw:stroke="none" svg:stroke-color="#000000" draw:fill="none" draw:fill-color="#ffffff" fo:min-height="7.822cm"/>
    </style:style>
    <style:style style:name="gr13" style:family="graphic" style:parent-style-name="standard">
      <style:graphic-properties draw:fill-color="#fffbcc" draw:textarea-horizontal-align="justify" draw:textarea-vertical-align="middle" draw:auto-grow-height="false" fo:min-height="9.145cm" fo:min-width="9.4cm"/>
    </style:style>
    <style:style style:name="gr14" style:family="graphic" style:parent-style-name="standard">
      <style:graphic-properties draw:fill-color="#dfcce4" draw:textarea-horizontal-align="justify" draw:textarea-vertical-align="middle" draw:auto-grow-height="false" fo:min-height="1.15cm" fo:min-width="9.4cm"/>
    </style:style>
    <style:style style:name="gr15" style:family="graphic" style:parent-style-name="standard">
      <style:graphic-properties draw:fill-color="#fcc79b" draw:textarea-horizontal-align="justify" draw:textarea-vertical-align="middle" draw:auto-grow-height="false" fo:min-height="1.45cm" fo:min-width="9.4cm"/>
    </style:style>
    <style:style style:name="gr16" style:family="graphic" style:parent-style-name="standard">
      <style:graphic-properties draw:fill-color="#fff450" draw:textarea-horizontal-align="justify" draw:textarea-vertical-align="middle" draw:auto-grow-height="false" fo:min-height="2.95cm" fo:min-width="9.4cm"/>
    </style:style>
    <style:style style:name="gr17" style:family="graphic" style:parent-style-name="standard">
      <style:graphic-properties draw:fill-color="#89c765" draw:textarea-horizontal-align="justify" draw:textarea-vertical-align="middle" draw:auto-grow-height="false" fo:min-height="0.95cm" fo:min-width="9.4cm"/>
    </style:style>
    <style:style style:name="gr18" style:family="graphic" style:parent-style-name="standard">
      <style:graphic-properties draw:stroke="none" svg:stroke-color="#000000" draw:fill="none" draw:fill-color="#ffffff" fo:min-height="5.689cm"/>
    </style:style>
    <style:style style:name="gr19" style:family="graphic" style:parent-style-name="standard">
      <style:graphic-properties draw:stroke="none" svg:stroke-color="#000000" draw:fill="none" draw:fill-color="#ffffff" fo:min-height="17.065cm"/>
    </style:style>
    <style:style style:name="gr20" style:family="graphic" style:parent-style-name="standard">
      <style:graphic-properties draw:fill-color="#cccccc" draw:textarea-horizontal-align="justify" draw:textarea-vertical-align="middle" draw:auto-grow-height="false" fo:min-height="10.05cm" fo:min-width="18.1cm" draw:shadow="hidden"/>
    </style:style>
    <style:style style:name="gr21" style:family="graphic" style:parent-style-name="standard">
      <style:graphic-properties draw:stroke="none" svg:stroke-color="#000000" draw:fill="none" draw:fill-color="#ffffff" fo:min-height="0.05cm" draw:shadow="visible"/>
    </style:style>
    <style:style style:name="gr22" style:family="graphic" style:parent-style-name="standard">
      <style:graphic-properties draw:fill-color="#bce4e5" draw:textarea-horizontal-align="justify" draw:textarea-vertical-align="middle" draw:auto-grow-height="false" fo:min-height="6.35cm" fo:min-width="7cm" draw:shadow="hidden"/>
    </style:style>
    <style:style style:name="gr23" style:family="graphic" style:parent-style-name="standard">
      <style:graphic-properties draw:fill-color="#c2e0ae" draw:textarea-horizontal-align="justify" draw:textarea-vertical-align="middle" draw:auto-grow-height="false" fo:min-height="6.45cm" fo:min-width="7.2cm" draw:shadow="hidden"/>
    </style:style>
    <style:style style:name="gr24" style:family="graphic" style:parent-style-name="standard">
      <style:graphic-properties draw:fill-color="#ffe5ca" draw:textarea-horizontal-align="justify" draw:textarea-vertical-align="middle" draw:auto-grow-height="false" fo:min-height="0.1cm" fo:min-width="1.102cm" draw:shadow="hidden"/>
    </style:style>
    <style:style style:name="gr25" style:family="graphic" style:parent-style-name="standard">
      <style:graphic-properties draw:fill-color="#ffe5ca" draw:textarea-horizontal-align="justify" draw:textarea-vertical-align="middle" draw:auto-grow-height="false" fo:min-height="0.646cm" fo:min-width="4.654cm" draw:shadow="hidden"/>
    </style:style>
    <style:style style:name="gr26" style:family="graphic" style:parent-style-name="objectwithoutfill">
      <style:graphic-properties draw:fill="none" draw:fill-color="#ffe5ca" draw:textarea-vertical-align="middle" draw:shadow="hidden"/>
    </style:style>
    <style:style style:name="gr27" style:family="graphic" style:parent-style-name="standard">
      <style:graphic-properties draw:stroke="none" svg:stroke-color="#000000" draw:fill="none" draw:fill-color="#ffffff" fo:min-height="0.75cm" draw:shadow="hidden"/>
    </style:style>
    <style:style style:name="gr28" style:family="graphic" style:parent-style-name="standard">
      <style:graphic-properties draw:stroke="none" svg:stroke-color="#000000" draw:fill="none" draw:fill-color="#ffffff" fo:min-height="0.65cm" draw:shadow="hidden"/>
    </style:style>
    <style:style style:name="gr29" style:family="graphic" style:parent-style-name="standard">
      <style:graphic-properties draw:stroke="none" svg:stroke-color="#000000" draw:fill="none" draw:fill-color="#ffffff" fo:min-height="4.75cm" draw:shadow="hidden"/>
    </style:style>
    <style:style style:name="gr30" style:family="graphic" style:parent-style-name="standard">
      <style:graphic-properties draw:fill-color="#ffe5ca" draw:textarea-horizontal-align="justify" draw:textarea-vertical-align="middle" draw:auto-grow-height="false" fo:min-height="12.85cm" fo:min-width="17.7cm" draw:shadow="hidden"/>
    </style:style>
    <style:style style:name="gr31" style:family="graphic" style:parent-style-name="standard">
      <style:graphic-properties draw:fill-color="#ffe5ca" draw:textarea-horizontal-align="justify" draw:textarea-vertical-align="middle" draw:auto-grow-height="false" fo:min-height="3.57cm" fo:min-width="4.168cm" draw:shadow="hidden"/>
    </style:style>
    <style:style style:name="gr32" style:family="graphic" style:parent-style-name="standard">
      <style:graphic-properties draw:fill-color="#ffe5ca" draw:textarea-horizontal-align="justify" draw:textarea-vertical-align="middle" draw:auto-grow-height="false" fo:min-height="3.57cm" fo:min-width="4.522cm" draw:shadow="hidden"/>
    </style:style>
    <style:style style:name="gr33" style:family="graphic" style:parent-style-name="standard">
      <style:graphic-properties draw:fill-color="#ffe5ca" draw:textarea-horizontal-align="justify" draw:textarea-vertical-align="middle" draw:auto-grow-height="false" fo:min-height="1.942cm" fo:min-width="5.37cm" draw:shadow="hidden"/>
    </style:style>
    <style:style style:name="gr34" style:family="graphic" style:parent-style-name="standard">
      <style:graphic-properties draw:stroke="none" svg:stroke-color="#000000" draw:fill="none" draw:fill-color="#ffffff" fo:min-height="1.15cm" draw:shadow="hidden"/>
    </style:style>
    <style:style style:name="gr35" style:family="graphic" style:parent-style-name="standard">
      <style:graphic-properties draw:stroke="none" svg:stroke-color="#000000" draw:fill="none" draw:fill-color="#ffffff" fo:min-height="1.55cm" draw:shadow="hidden"/>
    </style:style>
    <style:style style:name="gr36" style:family="graphic" style:parent-style-name="standard">
      <style:graphic-properties draw:stroke="none" svg:stroke-color="#000000" draw:fill="none" draw:fill-color="#ffffff" fo:min-height="2.55cm" draw:shadow="hidden"/>
    </style:style>
    <style:style style:name="P1" style:family="paragraph">
      <loext:graphic-properties draw:fill-color="#ffdaa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2e0a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bce4e5"/>
      <style:paragraph-properties fo:text-align="center"/>
    </style:style>
    <style:style style:name="P6" style:family="paragraph">
      <loext:graphic-properties draw:fill-color="#dfcce4"/>
      <style:paragraph-properties fo:text-align="center"/>
    </style:style>
    <style:style style:name="P7" style:family="paragraph">
      <loext:graphic-properties draw:fill="none" draw:fill-color="#bce4e5"/>
      <style:paragraph-properties fo:text-align="center"/>
    </style:style>
    <style:style style:name="P8" style:family="paragraph">
      <loext:graphic-properties draw:fill-color="#fffbcc"/>
      <style:paragraph-properties fo:text-align="center"/>
    </style:style>
    <style:style style:name="P9" style:family="paragraph">
      <loext:graphic-properties draw:fill-color="#fcc79b"/>
      <style:paragraph-properties fo:text-align="center"/>
    </style:style>
    <style:style style:name="P10" style:family="paragraph">
      <loext:graphic-properties draw:fill-color="#fff450"/>
      <style:paragraph-properties fo:text-align="center"/>
    </style:style>
    <style:style style:name="P11" style:family="paragraph">
      <loext:graphic-properties draw:fill-color="#89c765"/>
      <style:paragraph-properties fo:text-align="center"/>
    </style:style>
    <style:style style:name="P12" style:family="paragraph">
      <loext:graphic-properties draw:fill-color="#cccccc"/>
      <style:paragraph-properties fo:text-align="center"/>
    </style:style>
    <style:style style:name="P13" style:family="paragraph">
      <loext:graphic-properties draw:fill-color="#ffe5ca"/>
      <style:paragraph-properties fo:text-align="center"/>
    </style:style>
    <style:style style:name="P14" style:family="paragraph">
      <loext:graphic-properties draw:fill="none" draw:fill-color="#ffe5ca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6cm" svg:height="11.5cm" svg:x="2.1cm" svg:y="1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controls" svg:width="16.6cm" svg:height="3.3cm" svg:x="2.2cm" svg:y="24cm">
          <text:p text:style-name="P2"/>
          <text:p text:style-name="P2">Docker Host </text:p>
          <text:p text:style-name="P2">Docker daemon start/enable</text:p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4" draw:layer="controls" svg:width="12.5cm" svg:height="1.4cm" svg:x="4.4cm" svg:y="26cm">
          <draw:text-box>
            <text:p><text:s text:c="23"/>Cloud <text:s/></text:p>
          </draw:text-box>
        </draw:frame>
        <draw:custom-shape draw:style-name="gr4" draw:text-style-name="P5" draw:layer="controls" svg:width="6.4cm" svg:height="4.8cm" svg:x="2.8cm" svg:y="16.5cm">
          <text:p text:style-name="P2">Container1</text:p>
          <text:p text:style-name="P2">172.17.0.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controls" svg:width="6.3cm" svg:height="4.7cm" svg:x="11.8cm" svg:y="16.5cm">
          <text:p text:style-name="P2">Container2</text:p>
          <text:p text:style-name="P2">172.17.0.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controls" svg:width="10.8cm" svg:height="2.1cm" svg:x="5.2cm" svg:y="2.1cm">
          <text:p text:style-name="P2">VM my mach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controls" svg:width="16.5cm" svg:height="1.2cm" svg:x="2.2cm" svg:y="22.9cm">
          <text:p text:style-name="P2"><text:span text:style-name="T1">Docker-0 ethernet card : </text:span>(ip : 172.16.0.0/16)</text:p>
          <draw:enhanced-geometry svg:viewBox="0 0 21600 21600" draw:type="rectangle" draw:enhanced-path="M 0 0 L 21600 0 21600 21600 0 21600 0 0 Z N"/>
        </draw:custom-shape>
        <draw:line draw:style-name="gr8" draw:text-style-name="P7" draw:layer="controls" svg:x1="6.7cm" svg:y1="22.6cm" svg:x2="6.4cm" svg:y2="20.9cm">
          <text:p/>
        </draw:line>
        <draw:line draw:style-name="gr8" draw:text-style-name="P7" draw:layer="controls" svg:x1="12.2cm" svg:y1="22.6cm" svg:x2="12.9cm" svg:y2="21.1cm">
          <text:p/>
        </draw:line>
        <draw:custom-shape draw:style-name="gr9" draw:text-style-name="P5" draw:layer="controls" svg:width="9.6cm" svg:height="1.7cm" svg:x="5.5cm" svg:y="10.6cm">
          <text:p text:style-name="P2">Eth-0 of vm</text:p>
          <text:p text:style-name="P2">Ip:10.125..170.0</text:p>
          <draw:enhanced-geometry svg:viewBox="0 0 21600 21600" draw:mirror-vertical="fals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5" draw:layer="controls" svg:x1="9.8cm" svg:y1="12.8cm" svg:x2="6.7cm" svg:y2="16.5cm">
          <text:p/>
        </draw:line>
        <draw:frame draw:style-name="gr11" draw:text-style-name="P4" draw:layer="controls" svg:width="6.4cm" svg:height="1.673cm" svg:x="8.4cm" svg:y="14cm">
          <draw:text-box>
            <text:p>Map ips :</text:p>
            <text:p>Port mapping =soln</text:p>
          </draw:text-box>
        </draw:frame>
      </draw:page>
      <draw:page draw:name="page2" draw:style-name="dp1" draw:master-page-name="Default">
        <draw:frame draw:style-name="gr12" draw:text-style-name="P4" draw:layer="controls" svg:width="17.4cm" svg:height="8.072cm" svg:x="1.6cm" svg:y="0.85cm">
          <draw:text-box>
            <text:p>- if we map a ips then we can communitcate with single container at a time ,so use a port mapping for container access </text:p>
            <text:p/>
            <text:p>Exp :cloud_vm_ip:8000 then connect to container1</text:p>
            <text:p><text:span text:style-name="T1"><text:s text:c="8"/></text:span>cloud_vm_ip:9000 then connect to container2</text:p>
            <text:p>Runnung state host you can see while running container </text:p>
            <text:p>Check using running container and inspect the network bridge this virtual host will help to communicate between docker hosta nd network </text:p>
            <text:p/>
          </draw:text-box>
        </draw:frame>
        <draw:custom-shape draw:style-name="gr13" draw:text-style-name="P8" draw:layer="layout" svg:width="9.9cm" svg:height="9.395cm" svg:x="5.3cm" svg:y="12.10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9.9cm" svg:height="1.4cm" svg:x="5.3cm" svg:y="20.2cm">
          <text:p text:style-name="P2">Docker Host 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cm" svg:height="1.7cm" svg:x="5.3cm" svg:y="17.3cm">
          <text:p text:style-name="P2">Docker-0 network card</text:p>
          <text:p text:style-name="P2">Gateway 172.17.0.1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9.9cm" svg:height="3.2cm" svg:x="5.2cm" svg:y="12.2cm">
          <text:p text:style-name="P2">Docker Container </text:p>
          <text:p text:style-name="P2">172.17.0.2/16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9.9cm" svg:height="1.2cm" svg:x="5.3cm" svg:y="19cm">
          <text:p text:style-name="P2">Running state host </text:p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18.5cm" svg:height="5.939cm" svg:x="1.5cm" svg:y="22.3cm">
          <draw:text-box>
            <text:p>Docker network ls</text:p>
            <text:p>Route -n <text:s/>--&gt;check gateway</text:p>
            <text:p>Hostname </text:p>
            <text:p>Cat <text:span text:style-name="T2">etc /resolve.conf <text:s text:c="2"/></text:span><text:span text:style-name="T2">&gt;dns name</text:span> </text:p>
            <text:p/>
            <text:p>Docker container run -it <text:s/>--hostname &lt;hostname&gt; <text:s/>--dns &lt;8.8.8.8&gt; &lt;image&gt; </text:p>
            <text:p/>
          </draw:text-box>
        </draw:frame>
      </draw:page>
      <draw:page draw:name="page3" draw:style-name="dp1" draw:master-page-name="Default">
        <draw:frame draw:style-name="gr19" draw:text-style-name="P4" draw:layer="layout" svg:width="17.1cm" svg:height="17.315cm" svg:x="1.6cm" svg:y="1.7cm">
          <draw:text-box>
            <text:p>Docker nework create &lt;network-name&gt;</text:p>
            <text:p>Check ip range :</text:p>
            <text:p>1:172.17.0.0 <text:s/>2:172.18.0.0 <text:s/>and so on changes </text:p>
            <text:p/>
            <text:p>Docker network rm -f &lt;net-name&gt;</text:p>
            <text:p>(rm network)</text:p>
            <text:p/>
            <text:p/>
            <text:p>Docker network create –subnet 10.100.0.0/24</text:p>
            <text:p/>
            <text:p>(set your own network range)</text:p>
            <text:p/>
            <text:p/>
            <text:p>Docker <text:s/>container run -it – network = &lt;net name &gt;<text:tab/> &lt;image&gt;</text:p>
            <text:p/>
            <text:p>(create container in pirticular network )</text:p>
            <text:p/>
            <text:p/>
            <text:p>Docker container run -it – network <text:tab/>= &lt;net name&gt; --ip &lt;net range ip (10.100.0.1)&gt;’</text:p>
            <text:p/>
            <text:p/>
            <text:p>Check ping between two networks <text:s/></text:p>
          </draw:text-box>
        </draw:frame>
      </draw:page>
      <draw:page draw:name="page4" draw:style-name="dp1" draw:master-page-name="Default">
        <draw:custom-shape draw:style-name="gr20" draw:text-style-name="P12" draw:layer="layout" svg:width="18.6cm" svg:height="10.3cm" svg:x="1.4cm" svg:y="4.1cm">
          <text:p/>
          <draw:enhanced-geometry svg:viewBox="0 0 21600 21600" draw:type="rectangle" draw:enhanced-path="M 0 0 L 21600 0 21600 21600 0 21600 0 0 Z N"/>
        </draw:custom-shape>
        <draw:frame draw:style-name="gr21" draw:text-style-name="P4" draw:layer="layout" svg:width="14cm" svg:height="3.806cm" svg:x="2.6cm" svg:y="1.6cm">
          <draw:text-box>
            <text:p>Docker connecting bewtn two containers from diff network</text:p>
            <text:p>Solun-1</text:p>
            <text:p><text:s/></text:p>
            <text:p/>
          </draw:text-box>
        </draw:frame>
        <draw:custom-shape draw:style-name="gr22" draw:text-style-name="P5" draw:layer="layout" svg:width="7.5cm" svg:height="6.6cm" svg:x="2cm" svg:y="4.5cm">
          <text:p text:style-name="P2">Docker container A</text:p>
          <text:p text:style-name="P2">From network A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7.7cm" svg:height="6.7cm" svg:x="11.6cm" svg:y="4.5cm">
          <text:p text:style-name="P2">Docker container B</text:p>
          <text:p text:style-name="P2"><text:s/>from network b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cm" svg:height="0.7cm" svg:x="9.6cm" svg:y="7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13" draw:layer="layout" svg:width="9.2cm" svg:height="1.6cm" svg:x="6.3cm" svg:y="14.4cm">
          <text:p text:style-name="P2">Host eth-0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ath draw:style-name="gr26" draw:text-style-name="P14" draw:layer="layout" svg:width="4.78cm" svg:height="4.079cm" draw:transform="rotate (-1.5707963267949) translate (17.7803405460031cm 11.219cm)" svg:viewBox="0 0 4781 4080" svg:d="M0 0c671 1 1344 5 2016 0 598-4 1205 25 1784 223 811 278 745 1019 807 1622 61 596 185 1146 173 1732v503">
          <text:p/>
        </draw:path>
        <draw:path draw:style-name="gr26" draw:text-style-name="P14" draw:layer="layout" svg:width="5.695cm" svg:height="4.726cm" draw:transform="skewX (0.0296705972839036) rotate (2.99009807451668) translate (8.23115872911721cm 16.6172617005318cm)" svg:viewBox="0 0 5696 4727" svg:d="M0 937c739-12 1384-347 2069-545 640-185 1419-614 1998-250 624 394 858 1158 1075 1823 229 701 315 1429 454 2146l100 552-50 64">
          <text:p/>
        </draw:path>
        <draw:path draw:style-name="gr26" draw:text-style-name="P14" draw:layer="layout" svg:width="0.94cm" svg:height="1.728cm" draw:transform="rotate (1.2924163111018) translate (2.71066868188748cm 11.7361874595153cm)" svg:viewBox="0 0 941 1729" svg:d="M0 43c655-262 1372 742 618 1199l-357 487">
          <text:p/>
        </draw:path>
        <draw:frame draw:style-name="gr27" draw:text-style-name="P4" draw:layer="layout" svg:width="3.1cm" svg:height="1cm" svg:x="14.4cm" svg:y="15.3cm">
          <draw:text-box>
            <text:p>:8000</text:p>
          </draw:text-box>
        </draw:frame>
        <draw:path draw:style-name="gr26" draw:text-style-name="P14" draw:layer="layout" svg:width="4.476cm" svg:height="0.433cm" draw:transform="rotate (-0.927293431584587) translate (5.69187330394457cm 10.7998440538209cm)" svg:viewBox="0 0 4477 434" svg:d="M0 434c758-94 1527-220 2286-138 741 79 1369-255 2074-296l117 21">
          <text:p/>
        </draw:path>
        <draw:path draw:style-name="gr26" draw:text-style-name="P14" draw:layer="layout" svg:width="4.229cm" svg:height="6.517cm" draw:transform="rotate (-1.68162473429654) translate (15.2071539918124cm 11.2211315407574cm)" svg:viewBox="0 0 4230 6518" svg:d="M0 19c692-130 1276 448 1952 316 575-112 1276 4 1554 572 255 523 208 1113 292 1672 95 628 161 1257 264 1887 102 628 199 1261 158 1899l-409 153">
          <text:p/>
        </draw:path>
        <draw:path draw:style-name="gr26" draw:text-style-name="P14" draw:layer="layout" svg:width="1.202cm" svg:height="2.085cm" draw:transform="rotate (0.726580567605239) translate (14.2775774450619cm 11.5706407487978cm)" svg:viewBox="0 0 1203 2086" svg:d="M0 95c791-430 1608 696 980 1367l-343 545-70 79">
          <text:p/>
        </draw:path>
        <draw:frame draw:style-name="gr28" draw:text-style-name="P4" draw:layer="layout" svg:width="4cm" svg:height="0.962cm" svg:x="7.3cm" svg:y="14.1cm">
          <draw:text-box>
            <text:p>:8001</text:p>
          </draw:text-box>
        </draw:frame>
        <draw:frame draw:style-name="gr29" draw:text-style-name="P4" draw:layer="layout" svg:width="19.223cm" svg:height="6.65cm" svg:x="1.077cm" svg:y="17.053cm">
          <draw:text-box>
            <text:p>Create two containers in two diff network :</text:p>
            <text:p><text:span text:style-name="T1">Docker container run <text:s/>-it <text:s/></text:span><text:span text:style-name="T1">--network=dev-team –ip </text:span><text:span text:style-name="T1">&lt;ip&gt; -p 8000:80 </text:span><text:span text:style-name="T1">&lt;image&gt; <text:s/></text:span># install apache and create web</text:p>
            <text:p><text:s/></text:p>
            <text:p>Docker container run -it –network=prod-team –ip &lt;ip&gt; <text:s/>-p 8001:80</text:p>
            <text:p>&lt;image&gt;</text:p>
            <text:p/>
            <text:p>Now both container can communicate with each othe </text:p>
            <text:p>Start pinging wilth using ports <text:s/></text:p>
          </draw:text-box>
        </draw:frame>
      </draw:page>
      <draw:page draw:name="page5" draw:style-name="dp1" draw:master-page-name="Default">
        <draw:frame draw:style-name="gr28" draw:text-style-name="P4" draw:layer="layout" svg:width="14.8cm" svg:height="0.962cm" svg:x="1.6cm" svg:y="1.4cm">
          <draw:text-box>
            <text:p>Soln:2</text:p>
          </draw:text-box>
        </draw:frame>
        <draw:custom-shape draw:style-name="gr30" draw:text-style-name="P13" draw:layer="layout" svg:width="18.2cm" svg:height="13.1cm" svg:x="1.4cm" svg:y="2.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6.6cm" svg:height="5.4cm" svg:x="2.1cm" svg:y="4.5cm">
          <text:p text:style-name="P2">Networrk a</text:p>
          <text:p text:style-name="P2">10.100.0.100/24</text:p>
          <text:p text:style-name="P2">With container a</text:p>
          <text:p text:style-name="P2">10.100.0.0/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layer="layout" svg:width="7.1cm" svg:height="5.4cm" svg:x="11.7cm" svg:y="4.4cm">
          <text:p text:style-name="P2">Network B</text:p>
          <text:p text:style-name="P2">10.200.0.100/24</text:p>
          <text:p text:style-name="P2"><text:s/>with</text:p>
          <text:p text:style-name="P2">Container B</text:p>
          <text:p text:style-name="P2">10.200.0.100/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3" draw:layer="layout" svg:width="8.3cm" svg:height="3.1cm" svg:x="6.9cm" svg:y="11cm">
          <text:p text:style-name="P2">Common ntw c</text:p>
          <text:p text:style-name="P2">10.99.0.0/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6" draw:text-style-name="P14" draw:layer="layout" svg:width="4.318cm" svg:height="4.312cm" draw:transform="rotate (-0.322362312843353) translate (6.95262860500849cm 5.54721106519798cm)" svg:viewBox="0 0 4319 4313" svg:d="M0 567c693 144 1363-75 1924-419 695-427 1352 136 1339 836-12 654 373 1251 570 1874l168 501 167 502 151 452">
          <text:p/>
        </draw:path>
        <draw:path draw:style-name="gr26" draw:text-style-name="P14" draw:layer="layout" svg:width="5.147cm" svg:height="4.879cm" draw:transform="rotate (-2.94419591518923) translate (14.7149571119719cm 10.2877562366482cm)" svg:viewBox="0 0 5148 4880" svg:d="M0 4880c743-124 1511-311 2242-146 1213 275 880-966 736-1525-233-909 235-1782 105-2677-162-1106 821-135 1224-188l581-207 260 52">
          <text:p/>
        </draw:path>
        <draw:frame draw:style-name="gr28" draw:text-style-name="P4" draw:layer="layout" svg:width="4.3cm" svg:height="0.962cm" svg:x="3.2cm" svg:y="9.2cm">
          <draw:text-box>
            <text:p>ethernet-0</text:p>
          </draw:text-box>
        </draw:frame>
        <draw:frame draw:style-name="gr27" draw:text-style-name="P4" draw:layer="layout" svg:width="5.5cm" svg:height="1cm" svg:x="13.4cm" svg:y="9.3cm">
          <draw:text-box>
            <text:p>ethernet-0</text:p>
          </draw:text-box>
        </draw:frame>
        <draw:frame draw:style-name="gr34" draw:text-style-name="P4" draw:layer="layout" svg:width="2.1cm" svg:height="1.4cm" svg:x="7.1cm" svg:y="5.2cm">
          <draw:text-box>
            <text:p>eth-1</text:p>
          </draw:text-box>
        </draw:frame>
        <draw:frame draw:style-name="gr35" draw:text-style-name="P4" draw:layer="layout" svg:width="4.3cm" svg:height="1.8cm" svg:x="10.3cm" svg:y="4.7cm">
          <draw:text-box>
            <text:p><text:s text:c="5"/></text:p>
            <text:p><text:s text:c="4"/>eth-1</text:p>
          </draw:text-box>
        </draw:frame>
        <draw:frame draw:style-name="gr36" draw:text-style-name="P4" draw:layer="layout" svg:width="18.6cm" svg:height="9.494cm" svg:x="1.4cm" svg:y="16.4cm">
          <draw:text-box>
            <text:p>After connecting to commnon network both container connect to common network . So that containers <text:s/>will get one eth0 ports which will have ip from network range of common network <text:s/></text:p>
            <text:p/>
            <text:p>Now hit the ips of eth-0 so that u will get response from container to container </text:p>
            <text:p/>
            <text:p/>
            <text:p>Docker network create com-net –subnet 10.99.0.0/24</text:p>
            <text:p/>
            <text:p>Docker network connect &lt;com-net-id&gt; &lt;container-id&gt;</text:p>
            <text:p># connect both conatainers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7T22:20:05.012158911</meta:creation-date>
    <dc:date>2021-03-20T00:25:52.983004142</dc:date>
    <meta:editing-duration>PT44M22S</meta:editing-duration>
    <meta:editing-cycles>4</meta:editing-cycles>
    <meta:generator>LibreOffice/6.0.7.3$Linux_X86_64 LibreOffice_project/00m0$Build-3</meta:generator>
    <meta:document-statistic meta:object-count="47"/>
  </office:meta>
</office:document-meta>
</file>